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9f93c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3.75cm"/>
      <style:paragraph-properties style:writing-mode="lr-tb"/>
    </style:style>
    <style:style style:name="P1" style:family="paragraph">
      <style:paragraph-properties fo:margin-top="0cm" fo:margin-bottom="0cm" fo:line-height="150%" fo:text-align="end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fo:margin-top="0cm" fo:margin-bottom="0cm" fo:line-height="200%" fo:text-align="end" style:writing-mode="lr-tb"/>
      <style:text-properties fo:color="#303030" loext:opacity="100%" style:font-name="Caladea" fo:font-size="40pt" style:font-size-asian="40pt" style:font-size-complex="40pt"/>
    </style:style>
    <style:style style:name="T1" style:family="text">
      <style:text-properties fo:color="#303030" loext:opacity="100%" style:font-name="Caladea" fo:font-size="66pt" style:font-size-asian="66pt" style:font-size-complex="66pt"/>
    </style:style>
    <style:style style:name="T2" style:family="text">
      <style:text-properties fo:color="#303030" loext:opacity="100%" style:font-name="Caladea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303030" loext:opacity="100%" style:font-name="Calade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3cm" svg:height="14cm" svg:x="0.8cm" svg:y="0.9cm">
          <draw:text-box>
            <text:p text:style-name="P1"><text:span text:style-name="T1">Už ką </text:span><text:span text:style-name="T2">ne</text:span><text:span text:style-name="T1">-balsuoti viešojo sektoriaus darbuotojams?</text:span></text:p>
            <text:p text:style-name="P1"><text:span text:style-name="T3">Pirminė partijų atrank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3-18T15:32:03.234965546</meta:creation-date>
    <dc:date>2020-10-02T19:29:30.771784830</dc:date>
    <meta:editing-duration>PT1H8M10S</meta:editing-duration>
    <meta:editing-cycles>21</meta:editing-cycles>
    <meta:generator>LibreOffice/7.0.1.2$Linux_X86_64 LibreOffice_project/00$Build-2</meta:generator>
    <meta:document-statistic meta:object-count="1"/>
  </office:meta>
</office:document-meta>
</file>